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1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1.39pt"/>
    </style:style>
    <style:style style:name="co5" style:family="table-column">
      <style:table-column-properties fo:break-before="auto" style:column-width="16.64pt"/>
    </style:style>
    <style:style style:name="co6" style:family="table-column">
      <style:table-column-properties fo:break-before="auto" style:column-width="42.41pt"/>
    </style:style>
    <style:style style:name="co7" style:family="table-column">
      <style:table-column-properties fo:break-before="auto" style:column-width="18.14pt"/>
    </style:style>
    <style:style style:name="co8" style:family="table-column">
      <style:table-column-properties fo:break-before="auto" style:column-width="6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05pt double #000000" style:border-line-width-bottom="0.34pt 0.34pt 0.34pt" style:text-align-source="fix" style:repeat-content="false" fo:border-left="none" fo:border-right="none" fo:border-top="1.05pt double #000000" style:border-line-width-top="0.34pt 0.34pt 0.34pt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order-bottom="1.05pt double #000000" style:border-line-width-bottom="0.34pt 0.34pt 0.34pt" fo:border-left="none" fo:border-right="none" fo:border-top="1.05pt double #000000" style:border-line-width-top="0.34pt 0.34pt 0.34pt"/>
      <style:text-properties fo:font-weight="bold" style:font-weight-asian="bold" style:font-weight-complex="bold"/>
    </style:style>
    <style:style style:name="ce6" style:family="table-cell" style:parent-style-name="Default" style:data-style-name="N122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22">
      <style:table-cell-properties fo:border-bottom="1.05pt double #000000" style:border-line-width-bottom="0.34pt 0.34pt 0.34pt" fo:border-left="none" fo:border-right="none" fo:border-top="1.05pt double #000000" style:border-line-width-top="0.34pt 0.34pt 0.34pt"/>
      <style:text-properties fo:font-weight="bold" style:font-weight-asian="bold" style:font-weight-complex="bold"/>
    </style:style>
    <style:style style:name="ce9" style:family="table-cell" style:parent-style-name="Default" style:data-style-name="N122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fo:background-color="#9999ff"/>
    </style:style>
    <style:style style:name="ce14" style:family="table-cell" style:parent-style-name="Default">
      <style:table-cell-properties fo:background-color="#ff66cc"/>
    </style:style>
    <style:style style:name="ce15" style:family="table-cell" style:parent-style-name="Default">
      <style:table-cell-properties fo:background-color="#99ff99"/>
    </style:style>
    <style:style style:name="ce16" style:family="table-cell" style:parent-style-name="Default">
      <style:table-cell-properties fo:background-color="#ff6600"/>
    </style:style>
    <style:style style:name="ce17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end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99">
      <style:table-cell-properties fo:border-bottom="0.99pt solid #000000" fo:border-left="none" fo:border-right="none" fo:border-top="0.99pt solid #000000"/>
      <style:text-properties style:font-name="Liberation Sans" fo:font-weight="bold" style:font-name-asian="Arial Unicode MS" style:font-weight-asian="bold" style:font-name-complex="Arial Unicode MS" style:font-weight-complex="bold"/>
      <style:map style:condition="cell-content()=&quot;BEL&quot;" style:apply-style-name="Untitled2" style:base-cell-address="CP_mat_norm.AG26"/>
      <style:map style:condition="cell-content()=&quot;Stud.&quot;" style:apply-style-name="Untitled3" style:base-cell-address="CP_mat_norm.AG26"/>
      <style:map style:condition="cell-content()=&quot;BCA&quot;" style:apply-style-name="Untitled4" style:base-cell-address="CP_mat_norm.AG26"/>
      <style:map style:condition="cell-content()=&quot;Perc.&quot;" style:apply-style-name="Untitled5" style:base-cell-address="CP_mat_norm.AG26"/>
      <style:map style:condition="cell-content()=&quot;Basic&quot;" style:apply-style-name="Untitled6" style:base-cell-address="CP_mat_norm.AG26"/>
      <style:map style:condition="cell-content()=&quot;Norm&quot;" style:apply-style-name="Untitled7" style:base-cell-address="CP_mat_norm.AG26"/>
    </style:style>
    <style:style style:name="ce19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CP_mat_norm" table:style-name="ta1" table:print-ranges="CP_mat_norm.AF25:CP_mat_norm.AI30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ce1"/>
        <table:table-column table:style-name="co4" table:number-columns-repeated="3" table:default-cell-style-name="ce3"/>
        <table:table-column table:style-name="co5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3" table:number-columns-repeated="5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Coverage probabilities:</text:p>
          </table:table-cell>
          <table:table-cell table:number-columns-repeated="5"/>
          <table:table-cell office:value-type="float" office:value="0.95" calcext:value-type="float">
            <text:p>0.95</text:p>
          </table:table-cell>
          <table:table-cell table:number-columns-repeated="27"/>
          <table:table-cell office:value-type="string" calcext:value-type="string">
            <text:p>ABS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Max:</text:p>
          </table:table-cell>
          <table:table-cell table:formula="of:=MAX([.I6:.K10];[.I17:.K21];[.I28:.K32];[.N6:.P10];[.N17:.P21];[.N28:.P32])" office:value-type="float" office:value="0.1475" calcext:value-type="float">
            <text:p>0.1475</text:p>
          </table:table-cell>
          <table:table-cell table:formula="of:=ABS([.AH2])" office:value-type="float" office:value="0.1475" calcext:value-type="float">
            <text:p>0.1475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table:number-columns-repeated="31"/>
          <table:table-cell office:value-type="string" calcext:value-type="string">
            <text:p>Min:</text:p>
          </table:table-cell>
          <table:table-cell table:style-name="ce19" table:formula="of:=MIN([.I6:.K10];[.I17:.K21];[.I28:.K32];[.N6:.P10];[.N17:.P21];[.N28:.P32])" office:value-type="float" office:value="-0.035384252710985" calcext:value-type="float">
            <text:p>-0.035384252710985</text:p>
          </table:table-cell>
          <table:table-cell table:formula="of:=ABS([.AH3])" office:value-type="float" office:value="0.035384252710985" calcext:value-type="float">
            <text:p>0.03538425271098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 table:number-columns-spanned="3" table:number-rows-spanned="1">
            <text:p>Norm</text:p>
          </table:table-cell>
          <table:covered-table-cell table:number-columns-repeated="2"/>
          <table:table-cell/>
          <table:table-cell table:style-name="ce1"/>
          <table:table-cell table:style-name="ce4" office:value-type="string" calcext:value-type="string" table:number-columns-spanned="3" table:number-rows-spanned="1">
            <text:p>BCA</text:p>
          </table:table-cell>
          <table:covered-table-cell table:number-columns-repeated="2" table:style-name="ce3"/>
          <table:table-cell/>
          <table:table-cell table:style-name="ce1"/>
          <table:table-cell table:style-name="ce4" office:value-type="string" calcext:value-type="string" table:number-columns-spanned="3" table:number-rows-spanned="1">
            <text:p>Norm</text:p>
          </table:table-cell>
          <table:covered-table-cell table:number-columns-repeated="2" table:style-name="ce3"/>
          <table:table-cell/>
          <table:table-cell table:style-name="ce1"/>
          <table:table-cell table:style-name="ce4" office:value-type="string" calcext:value-type="string" table:number-columns-spanned="3" table:number-rows-spanned="1">
            <text:p>BCA</text:p>
          </table:table-cell>
          <table:covered-table-cell table:number-columns-repeated="2" table:style-name="ce3"/>
          <table:table-cell table:number-columns-repeated="2"/>
          <table:table-cell table:style-name="ce11" office:value-type="string" calcext:value-type="string">
            <text:p>Norm</text:p>
          </table:table-cell>
          <table:table-cell table:style-name="ce14" office:value-type="string" calcext:value-type="string">
            <text:p>BCA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89" calcext:value-type="float">
            <text:p>0.89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12" office:value-type="string" calcext:value-type="string">
            <text:p>Basic</text:p>
          </table:table-cell>
          <table:table-cell table:style-name="ce15" office:value-type="string" calcext:value-type="string">
            <text:p>Stud.</text:p>
          </table:table-cell>
          <table:table-cell table:number-columns-repeated="2"/>
          <table:table-cell office:value-type="string" calcext:value-type="string">
            <text:p>Max_max</text:p>
          </table:table-cell>
          <table:table-cell table:formula="of:=MAX([.AI2:.AI3])" office:value-type="float" office:value="0.1475" calcext:value-type="float">
            <text:p>0.147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9166" calcext:value-type="float">
            <text:p>0.9166</text:p>
          </table:table-cell>
          <table:table-cell office:value-type="float" office:value="0.9105" calcext:value-type="float">
            <text:p>0.9105</text:p>
          </table:table-cell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5" table:formula="of:=[.$G$1]-[.B5]" office:value-type="float" office:value="0.0663" calcext:value-type="float">
            <text:p>0.066</text:p>
          </table:table-cell>
          <table:table-cell table:style-name="ce5" table:formula="of:=[.$G$1]-[.C5]" office:value-type="float" office:value="0.0544" calcext:value-type="float">
            <text:p>0.054</text:p>
          </table:table-cell>
          <table:table-cell table:style-name="ce5" table:formula="of:=[.$G$1]-[.D5]" office:value-type="float" office:value="0.0600000000000001" calcext:value-type="float">
            <text:p>0.060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5" table:formula="of:=[.$G$1]-[.B29]" office:value-type="float" office:value="0.0693" calcext:value-type="float">
            <text:p>0.069</text:p>
          </table:table-cell>
          <table:table-cell table:style-name="ce5" table:formula="of:=[.$G$1]-[.C29]" office:value-type="float" office:value="0.0540000000000001" calcext:value-type="float">
            <text:p>0.054</text:p>
          </table:table-cell>
          <table:table-cell table:style-name="ce5" table:formula="of:=[.$G$1]-[.D29]" office:value-type="float" office:value="0.0153" calcext:value-type="float">
            <text:p>0.015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8" table:formula="of:=ABS([.$G$1]-[.B5])" office:value-type="float" office:value="0.0663" calcext:value-type="float">
            <text:p>0.066</text:p>
          </table:table-cell>
          <table:table-cell table:style-name="ce8" table:formula="of:=ABS([.$G$1]-[.C5])" office:value-type="float" office:value="0.0544" calcext:value-type="float">
            <text:p>0.054</text:p>
          </table:table-cell>
          <table:table-cell table:style-name="ce8" table:formula="of:=ABS([.$G$1]-[.D5])" office:value-type="float" office:value="0.0600000000000001" calcext:value-type="float">
            <text:p>0.060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8" table:formula="of:=ABS([.$G$1]-[.B29])" office:value-type="float" office:value="0.0693" calcext:value-type="float">
            <text:p>0.069</text:p>
          </table:table-cell>
          <table:table-cell table:style-name="ce8" table:formula="of:=ABS([.$G$1]-[.C29])" office:value-type="float" office:value="0.0540000000000001" calcext:value-type="float">
            <text:p>0.054</text:p>
          </table:table-cell>
          <table:table-cell table:style-name="ce8" table:formula="of:=ABS([.$G$1]-[.D29])" office:value-type="float" office:value="0.0153" calcext:value-type="float">
            <text:p>0.015</text:p>
          </table:table-cell>
          <table:table-cell table:number-columns-repeated="2"/>
          <table:table-cell table:style-name="ce13" office:value-type="string" calcext:value-type="string">
            <text:p>Perc.</text:p>
          </table:table-cell>
          <table:table-cell table:style-name="ce16" office:value-type="string" calcext:value-type="string">
            <text:p>BEL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9318" calcext:value-type="float">
            <text:p>0.9318</text:p>
          </table:table-cell>
          <table:table-cell office:value-type="float" office:value="0.9261" calcext:value-type="float">
            <text:p>0.9261</text:p>
          </table:table-cell>
          <table:table-cell table:number-columns-repeated="3"/>
          <table:table-cell table:style-name="ce2" office:value-type="float" office:value="30" calcext:value-type="float">
            <text:p>30</text:p>
          </table:table-cell>
          <table:table-cell table:style-name="ce5" table:formula="of:=[.$G$1]-[.B6]" office:value-type="float" office:value="0.0401" calcext:value-type="float">
            <text:p>0.040</text:p>
          </table:table-cell>
          <table:table-cell table:style-name="ce5" table:formula="of:=[.$G$1]-[.C6]" office:value-type="float" office:value="0.0334" calcext:value-type="float">
            <text:p>0.033</text:p>
          </table:table-cell>
          <table:table-cell table:style-name="ce5" table:formula="of:=[.$G$1]-[.D6]" office:value-type="float" office:value="0.0395" calcext:value-type="float">
            <text:p>0.040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5" table:formula="of:=[.$G$1]-[.B30]" office:value-type="float" office:value="0.0381" calcext:value-type="float">
            <text:p>0.038</text:p>
          </table:table-cell>
          <table:table-cell table:style-name="ce5" table:formula="of:=[.$G$1]-[.C30]" office:value-type="float" office:value="0.033" calcext:value-type="float">
            <text:p>0.033</text:p>
          </table:table-cell>
          <table:table-cell table:style-name="ce5" table:formula="of:=[.$G$1]-[.D30]" office:value-type="float" office:value="0.0158" calcext:value-type="float">
            <text:p>0.016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8" table:formula="of:=ABS([.$G$1]-[.B6])" office:value-type="float" office:value="0.0401" calcext:value-type="float">
            <text:p>0.040</text:p>
          </table:table-cell>
          <table:table-cell table:style-name="ce8" table:formula="of:=ABS([.$G$1]-[.C6])" office:value-type="float" office:value="0.0334" calcext:value-type="float">
            <text:p>0.033</text:p>
          </table:table-cell>
          <table:table-cell table:style-name="ce8" table:formula="of:=ABS([.$G$1]-[.D6])" office:value-type="float" office:value="0.0395" calcext:value-type="float">
            <text:p>0.040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8" table:formula="of:=ABS([.$G$1]-[.B30])" office:value-type="float" office:value="0.0381" calcext:value-type="float">
            <text:p>0.038</text:p>
          </table:table-cell>
          <table:table-cell table:style-name="ce8" table:formula="of:=ABS([.$G$1]-[.C30])" office:value-type="float" office:value="0.033" calcext:value-type="float">
            <text:p>0.033</text:p>
          </table:table-cell>
          <table:table-cell table:style-name="ce8" table:formula="of:=ABS([.$G$1]-[.D30])" office:value-type="float" office:value="0.0158" calcext:value-type="float">
            <text:p>0.016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35" calcext:value-type="float">
            <text:p>0.935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9408" calcext:value-type="float">
            <text:p>0.9408</text:p>
          </table:table-cell>
          <table:table-cell table:number-columns-repeated="3"/>
          <table:table-cell table:style-name="ce2" office:value-type="float" office:value="60" calcext:value-type="float">
            <text:p>60</text:p>
          </table:table-cell>
          <table:table-cell table:style-name="ce5" table:formula="of:=[.$G$1]-[.B7]" office:value-type="float" office:value="0.0228" calcext:value-type="float">
            <text:p>0.023</text:p>
          </table:table-cell>
          <table:table-cell table:style-name="ce5" table:formula="of:=[.$G$1]-[.C7]" office:value-type="float" office:value="0.0182" calcext:value-type="float">
            <text:p>0.018</text:p>
          </table:table-cell>
          <table:table-cell table:style-name="ce5" table:formula="of:=[.$G$1]-[.D7]" office:value-type="float" office:value="0.0239" calcext:value-type="float">
            <text:p>0.024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5" table:formula="of:=[.$G$1]-[.B31]" office:value-type="float" office:value="0.0186000000000001" calcext:value-type="float">
            <text:p>0.019</text:p>
          </table:table-cell>
          <table:table-cell table:style-name="ce5" table:formula="of:=[.$G$1]-[.C31]" office:value-type="float" office:value="0.0169" calcext:value-type="float">
            <text:p>0.017</text:p>
          </table:table-cell>
          <table:table-cell table:style-name="ce5" table:formula="of:=[.$G$1]-[.D31]" office:value-type="float" office:value="0.0105000000000001" calcext:value-type="float">
            <text:p>0.011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8" table:formula="of:=ABS([.$G$1]-[.B7])" office:value-type="float" office:value="0.0228" calcext:value-type="float">
            <text:p>0.023</text:p>
          </table:table-cell>
          <table:table-cell table:style-name="ce8" table:formula="of:=ABS([.$G$1]-[.C7])" office:value-type="float" office:value="0.0182" calcext:value-type="float">
            <text:p>0.018</text:p>
          </table:table-cell>
          <table:table-cell table:style-name="ce8" table:formula="of:=ABS([.$G$1]-[.D7])" office:value-type="float" office:value="0.0239" calcext:value-type="float">
            <text:p>0.024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8" table:formula="of:=ABS([.$G$1]-[.B31])" office:value-type="float" office:value="0.0186000000000001" calcext:value-type="float">
            <text:p>0.019</text:p>
          </table:table-cell>
          <table:table-cell table:style-name="ce8" table:formula="of:=ABS([.$G$1]-[.C31])" office:value-type="float" office:value="0.0169" calcext:value-type="float">
            <text:p>0.017</text:p>
          </table:table-cell>
          <table:table-cell table:style-name="ce8" table:formula="of:=ABS([.$G$1]-[.D31])" office:value-type="float" office:value="0.0105000000000001" calcext:value-type="float">
            <text:p>0.011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9485" calcext:value-type="float">
            <text:p>0.9485</text:p>
          </table:table-cell>
          <table:table-cell table:number-columns-repeated="3"/>
          <table:table-cell table:style-name="ce2" office:value-type="float" office:value="90" calcext:value-type="float">
            <text:p>90</text:p>
          </table:table-cell>
          <table:table-cell table:style-name="ce5" table:formula="of:=[.$G$1]-[.B8]" office:value-type="float" office:value="0.015" calcext:value-type="float">
            <text:p>0.015</text:p>
          </table:table-cell>
          <table:table-cell table:style-name="ce5" table:formula="of:=[.$G$1]-[.C8]" office:value-type="float" office:value="0.0114000000000001" calcext:value-type="float">
            <text:p>0.011</text:p>
          </table:table-cell>
          <table:table-cell table:style-name="ce5" table:formula="of:=[.$G$1]-[.D8]" office:value-type="float" office:value="0.00919999999999999" calcext:value-type="float">
            <text:p>0.009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5" table:formula="of:=[.$G$1]-[.B32]" office:value-type="float" office:value="0.0113" calcext:value-type="float">
            <text:p>0.011</text:p>
          </table:table-cell>
          <table:table-cell table:style-name="ce5" table:formula="of:=[.$G$1]-[.C32]" office:value-type="float" office:value="0.0123" calcext:value-type="float">
            <text:p>0.012</text:p>
          </table:table-cell>
          <table:table-cell table:style-name="ce5" table:formula="of:=[.$G$1]-[.D32]" office:value-type="float" office:value="0.005" calcext:value-type="float">
            <text:p>0.005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8" table:formula="of:=ABS([.$G$1]-[.B8])" office:value-type="float" office:value="0.015" calcext:value-type="float">
            <text:p>0.015</text:p>
          </table:table-cell>
          <table:table-cell table:style-name="ce8" table:formula="of:=ABS([.$G$1]-[.C8])" office:value-type="float" office:value="0.0114000000000001" calcext:value-type="float">
            <text:p>0.011</text:p>
          </table:table-cell>
          <table:table-cell table:style-name="ce8" table:formula="of:=ABS([.$G$1]-[.D8])" office:value-type="float" office:value="0.00919999999999999" calcext:value-type="float">
            <text:p>0.009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8" table:formula="of:=ABS([.$G$1]-[.B32])" office:value-type="float" office:value="0.0113" calcext:value-type="float">
            <text:p>0.011</text:p>
          </table:table-cell>
          <table:table-cell table:style-name="ce8" table:formula="of:=ABS([.$G$1]-[.C32])" office:value-type="float" office:value="0.0123" calcext:value-type="float">
            <text:p>0.012</text:p>
          </table:table-cell>
          <table:table-cell table:style-name="ce8" table:formula="of:=ABS([.$G$1]-[.D32])" office:value-type="float" office:value="0.005" calcext:value-type="float">
            <text:p>0.005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" office:value-type="float" office:value="200" calcext:value-type="float">
            <text:p>200</text:p>
          </table:table-cell>
          <table:table-cell table:style-name="ce5" table:formula="of:=[.$G$1]-[.B9]" office:value-type="float" office:value="0.0071" calcext:value-type="float">
            <text:p>0.007</text:p>
          </table:table-cell>
          <table:table-cell table:style-name="ce5" table:formula="of:=[.$G$1]-[.C9]" office:value-type="float" office:value="0.0091" calcext:value-type="float">
            <text:p>0.009</text:p>
          </table:table-cell>
          <table:table-cell table:style-name="ce5" table:formula="of:=[.$G$1]-[.D9]" office:value-type="float" office:value="0.00150000000000006" calcext:value-type="float">
            <text:p>0.002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5" table:formula="of:=[.$G$1]-[.B33]" office:value-type="float" office:value="0.00490000000000002" calcext:value-type="float">
            <text:p>0.005</text:p>
          </table:table-cell>
          <table:table-cell table:style-name="ce5" table:formula="of:=[.$G$1]-[.C33]" office:value-type="float" office:value="0.00760000000000005" calcext:value-type="float">
            <text:p>0.008</text:p>
          </table:table-cell>
          <table:table-cell table:style-name="ce5" table:formula="of:=[.$G$1]-[.D33]" office:value-type="float" office:value="0.00429999999999997" calcext:value-type="float">
            <text:p>0.004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8" table:formula="of:=ABS([.$G$1]-[.B9])" office:value-type="float" office:value="0.0071" calcext:value-type="float">
            <text:p>0.007</text:p>
          </table:table-cell>
          <table:table-cell table:style-name="ce8" table:formula="of:=ABS([.$G$1]-[.C9])" office:value-type="float" office:value="0.0091" calcext:value-type="float">
            <text:p>0.009</text:p>
          </table:table-cell>
          <table:table-cell table:style-name="ce8" table:formula="of:=ABS([.$G$1]-[.D9])" office:value-type="float" office:value="0.00150000000000006" calcext:value-type="float">
            <text:p>0.002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8" table:formula="of:=ABS([.$G$1]-[.B33])" office:value-type="float" office:value="0.00490000000000002" calcext:value-type="float">
            <text:p>0.005</text:p>
          </table:table-cell>
          <table:table-cell table:style-name="ce8" table:formula="of:=ABS([.$G$1]-[.C33])" office:value-type="float" office:value="0.00760000000000005" calcext:value-type="float">
            <text:p>0.008</text:p>
          </table:table-cell>
          <table:table-cell table:style-name="ce8" table:formula="of:=ABS([.$G$1]-[.D33])" office:value-type="float" office:value="0.00429999999999997" calcext:value-type="float">
            <text:p>0.004</text:p>
          </table:table-cell>
          <table:table-cell table:number-columns-repeated="6"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number-columns-repeated="6"/>
          <table:table-cell office:value-type="string" calcext:value-type="string">
            <text:p>Min:</text:p>
          </table:table-cell>
          <table:table-cell table:style-name="ce6" table:formula="of:=-[.$AH$5]" office:value-type="float" office:value="-0.1475" calcext:value-type="float">
            <text:p>-0.148</text:p>
          </table:table-cell>
          <table:table-cell table:style-name="ce6" table:number-columns-repeated="2"/>
          <table:table-cell/>
          <table:table-cell table:style-name="ce1" office:value-type="string" calcext:value-type="string">
            <text:p>Min:</text:p>
          </table:table-cell>
          <table:table-cell table:style-name="ce6" table:formula="of:=-[.$AH$5]" office:value-type="float" office:value="-0.1475" calcext:value-type="float">
            <text:p>-0.148</text:p>
          </table:table-cell>
          <table:table-cell table:style-name="ce6" table:number-columns-repeated="2"/>
          <table:table-cell/>
          <table:table-cell table:style-name="ce1" office:value-type="string" calcext:value-type="string">
            <text:p>Min:</text:p>
          </table:table-cell>
          <table:table-cell table:style-name="ce9" table:formula="of:=-[.$AH$5]" office:value-type="float" office:value="-0.1475" calcext:value-type="float">
            <text:p>-0.148</text:p>
          </table:table-cell>
          <table:table-cell table:style-name="ce9" table:number-columns-repeated="2"/>
          <table:table-cell/>
          <table:table-cell table:style-name="ce1" office:value-type="string" calcext:value-type="string">
            <text:p>Min:</text:p>
          </table:table-cell>
          <table:table-cell table:style-name="ce9" table:formula="of:=-[.$AH$5]" office:value-type="float" office:value="-0.1475" calcext:value-type="float">
            <text:p>-0.148</text:p>
          </table:table-cell>
          <table:table-cell table:style-name="ce9" table:number-columns-repeated="2"/>
          <table:table-cell table:number-columns-repeated="5"/>
          <table:table-cell table:style-name="ce2" office:value-type="float" office:value="16" calcext:value-type="float">
            <text:p>16</text:p>
          </table:table-cell>
          <table:table-cell table:formula="of:=MIN([.S6];[.S17];[.S28];[.X6];[.X17];[.X28])" office:value-type="float" office:value="0.0151" calcext:value-type="float">
            <text:p>0.0151</text:p>
          </table:table-cell>
          <table:table-cell table:formula="of:=MIN([.T6];[.T17];[.T28];[.Y6];[.Y17];[.Y28])" office:value-type="float" office:value="0.0245948313622431" calcext:value-type="float">
            <text:p>0.024594831362243</text:p>
          </table:table-cell>
          <table:table-cell table:formula="of:=MIN([.U6];[.U17];[.U28];[.Z6];[.Z17];[.Z28])" office:value-type="float" office:value="0.0153" calcext:value-type="float">
            <text:p>0.015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x:</text:p>
          </table:table-cell>
          <table:table-cell table:style-name="ce6" table:formula="of:=[.$AH$5]" office:value-type="float" office:value="0.1475" calcext:value-type="float">
            <text:p>0.148</text:p>
          </table:table-cell>
          <table:table-cell table:style-name="ce6" table:number-columns-repeated="2"/>
          <table:table-cell/>
          <table:table-cell table:style-name="ce1" office:value-type="string" calcext:value-type="string">
            <text:p>Max:</text:p>
          </table:table-cell>
          <table:table-cell table:style-name="ce6" table:formula="of:=[.$AH$5]" office:value-type="float" office:value="0.1475" calcext:value-type="float">
            <text:p>0.148</text:p>
          </table:table-cell>
          <table:table-cell table:style-name="ce6" table:number-columns-repeated="2"/>
          <table:table-cell table:style-name="ce7"/>
          <table:table-cell table:style-name="ce1" office:value-type="string" calcext:value-type="string">
            <text:p>Max:</text:p>
          </table:table-cell>
          <table:table-cell table:style-name="ce9" table:formula="of:=[.$AH$5]" office:value-type="float" office:value="0.1475" calcext:value-type="float">
            <text:p>0.148</text:p>
          </table:table-cell>
          <table:table-cell table:style-name="ce9" table:number-columns-repeated="2"/>
          <table:table-cell/>
          <table:table-cell table:style-name="ce1" office:value-type="string" calcext:value-type="string">
            <text:p>Max:</text:p>
          </table:table-cell>
          <table:table-cell table:style-name="ce9" table:formula="of:=[.$AH$5]" office:value-type="float" office:value="0.1475" calcext:value-type="float">
            <text:p>0.148</text:p>
          </table:table-cell>
          <table:table-cell table:style-name="ce9" table:number-columns-repeated="2"/>
          <table:table-cell table:number-columns-repeated="2"/>
          <table:table-cell table:style-name="ce7" table:number-columns-repeated="2"/>
          <table:table-cell/>
          <table:table-cell table:style-name="ce2" office:value-type="float" office:value="30" calcext:value-type="float">
            <text:p>30</text:p>
          </table:table-cell>
          <table:table-cell table:formula="of:=MIN([.S7];[.S18];[.S29];[.X7];[.X18];[.X29])" office:value-type="float" office:value="0.00900000000000001" calcext:value-type="float">
            <text:p>0.009</text:p>
          </table:table-cell>
          <table:table-cell table:formula="of:=MIN([.T7];[.T18];[.T29];[.Y7];[.Y18];[.Y29])" office:value-type="float" office:value="0.014637960067356" calcext:value-type="float">
            <text:p>0.014637960067356</text:p>
          </table:table-cell>
          <table:table-cell table:formula="of:=MIN([.U7];[.U18];[.U29];[.Z7];[.Z18];[.Z29])" office:value-type="float" office:value="0.00568506707719396" calcext:value-type="float">
            <text:p>0.0056850670771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8634" calcext:value-type="float">
            <text:p>0.8634</text:p>
          </table:table-cell>
          <table:table-cell table:number-columns-repeated="8"/>
          <table:table-cell table:style-name="ce1"/>
          <table:table-cell table:style-name="ce3" table:number-columns-repeated="3"/>
          <table:table-cell table:style-name="ce7"/>
          <table:table-cell table:style-name="ce1"/>
          <table:table-cell table:style-name="ce3" table:number-columns-repeated="3"/>
          <table:table-cell/>
          <table:table-cell table:style-name="ce1"/>
          <table:table-cell table:style-name="ce3" table:number-columns-repeated="3"/>
          <table:table-cell table:number-columns-repeated="2"/>
          <table:table-cell table:style-name="ce7" table:number-columns-repeated="2"/>
          <table:table-cell/>
          <table:table-cell table:style-name="ce2" office:value-type="float" office:value="60" calcext:value-type="float">
            <text:p>60</text:p>
          </table:table-cell>
          <table:table-cell table:formula="of:=MIN([.S8];[.S19];[.S30];[.X8];[.X19];[.X30])" office:value-type="float" office:value="0.00519999999999998" calcext:value-type="float">
            <text:p>0.0052</text:p>
          </table:table-cell>
          <table:table-cell table:formula="of:=MIN([.T8];[.T19];[.T30];[.Y8];[.Y19];[.Y30])" office:value-type="float" office:value="0.0000100020004000223" calcext:value-type="float">
            <text:p>1.00020004000223E-05</text:p>
          </table:table-cell>
          <table:table-cell table:formula="of:=MIN([.U8];[.U19];[.U30];[.Z8];[.Z19];[.Z30])" office:value-type="float" office:value="0.00271581474442295" calcext:value-type="float">
            <text:p>0.0027158147444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8839" calcext:value-type="float">
            <text:p>0.8839</text:p>
          </table:table-cell>
          <table:table-cell table:number-columns-repeated="8"/>
          <table:table-cell table:style-name="ce1"/>
          <table:table-cell table:style-name="ce3" table:number-columns-repeated="3"/>
          <table:table-cell table:style-name="ce7"/>
          <table:table-cell table:style-name="ce1"/>
          <table:table-cell table:style-name="ce3" table:number-columns-repeated="3"/>
          <table:table-cell/>
          <table:table-cell table:style-name="ce1"/>
          <table:table-cell table:style-name="ce3" table:number-columns-repeated="3"/>
          <table:table-cell table:number-columns-repeated="2"/>
          <table:table-cell table:style-name="ce7" table:number-columns-repeated="2"/>
          <table:table-cell/>
          <table:table-cell table:style-name="ce2" office:value-type="float" office:value="90" calcext:value-type="float">
            <text:p>90</text:p>
          </table:table-cell>
          <table:table-cell table:formula="of:=MIN([.S9];[.S20];[.S31];[.X9];[.X20];[.X31])" office:value-type="float" office:value="0.00480000000000003" calcext:value-type="float">
            <text:p>0.0048</text:p>
          </table:table-cell>
          <table:table-cell table:formula="of:=MIN([.T9];[.T20];[.T31];[.Y9];[.Y20];[.Y31])" office:value-type="float" office:value="0.000800000000000023" calcext:value-type="float">
            <text:p>0.0008</text:p>
          </table:table-cell>
          <table:table-cell table:formula="of:=MIN([.U9];[.U20];[.U31];[.Z9];[.Z20];[.Z31])" office:value-type="float" office:value="0.000700000000000034" calcext:value-type="float">
            <text:p>0.00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9061" calcext:value-type="float">
            <text:p>0.9061</text:p>
          </table:table-cell>
          <table:table-cell table:number-columns-repeated="4"/>
          <table:table-cell table:style-name="ce4" office:value-type="string" calcext:value-type="string" table:number-columns-spanned="3" table:number-rows-spanned="1">
            <text:p>Basic</text:p>
          </table:table-cell>
          <table:covered-table-cell table:number-columns-repeated="2"/>
          <table:table-cell/>
          <table:table-cell table:style-name="ce1"/>
          <table:table-cell table:style-name="ce4" office:value-type="string" calcext:value-type="string" table:number-columns-spanned="3" table:number-rows-spanned="1">
            <text:p>Studentized</text:p>
          </table:table-cell>
          <table:covered-table-cell table:number-columns-repeated="2" table:style-name="ce3"/>
          <table:table-cell table:style-name="ce7"/>
          <table:table-cell table:style-name="ce1"/>
          <table:table-cell table:style-name="ce4" office:value-type="string" calcext:value-type="string" table:number-columns-spanned="3" table:number-rows-spanned="1">
            <text:p>Basic</text:p>
          </table:table-cell>
          <table:covered-table-cell table:number-columns-repeated="2" table:style-name="ce3"/>
          <table:table-cell/>
          <table:table-cell table:style-name="ce1"/>
          <table:table-cell table:style-name="ce4" office:value-type="string" calcext:value-type="string" table:number-columns-spanned="3" table:number-rows-spanned="1">
            <text:p>Studentized</text:p>
          </table:table-cell>
          <table:covered-table-cell table:number-columns-repeated="2" table:style-name="ce3"/>
          <table:table-cell table:number-columns-repeated="2"/>
          <table:table-cell table:style-name="ce7" table:number-columns-repeated="2"/>
          <table:table-cell/>
          <table:table-cell table:style-name="ce2" office:value-type="float" office:value="200" calcext:value-type="float">
            <text:p>200</text:p>
          </table:table-cell>
          <table:table-cell table:formula="of:=MIN([.S10];[.S21];[.S32];[.X10];[.X21];[.X32])" office:value-type="float" office:value="0.000199999999999978" calcext:value-type="float">
            <text:p>0.0002</text:p>
          </table:table-cell>
          <table:table-cell table:formula="of:=MIN([.T10];[.T21];[.T32];[.Y10];[.Y21];[.Y32])" office:value-type="float" office:value="0.00270000000000004" calcext:value-type="float">
            <text:p>0.0027</text:p>
          </table:table-cell>
          <table:table-cell table:formula="of:=MIN([.U10];[.U21];[.U32];[.Z10];[.Z21];[.Z32])" office:value-type="float" office:value="0.00150000000000006" calcext:value-type="float">
            <text:p>0.00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242" calcext:value-type="float">
            <text:p>0.9242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9418" calcext:value-type="float">
            <text:p>0.9418</text:p>
          </table:table-cell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5" table:formula="of:=[.$G$1]-[.B13]" office:value-type="float" office:value="0.0672" calcext:value-type="float">
            <text:p>0.067</text:p>
          </table:table-cell>
          <table:table-cell table:style-name="ce5" table:formula="of:=[.$G$1]-[.C13]" office:value-type="float" office:value="0.0542" calcext:value-type="float">
            <text:p>0.054</text:p>
          </table:table-cell>
          <table:table-cell table:style-name="ce5" table:formula="of:=[.$G$1]-[.D13]" office:value-type="float" office:value="0.0866" calcext:value-type="float">
            <text:p>0.087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5" table:formula="of:=[.$G$1]-[.B37]" office:value-type="float" office:value="0.0151" calcext:value-type="float">
            <text:p>0.015</text:p>
          </table:table-cell>
          <table:table-cell table:style-name="ce5" table:formula="of:=[.$G$1]-[.C37]" office:value-type="float" office:value="0.0415" calcext:value-type="float">
            <text:p>0.042</text:p>
          </table:table-cell>
          <table:table-cell table:style-name="ce5" table:formula="of:=[.$G$1]-[.D37]" office:value-type="float" office:value="0.1475" calcext:value-type="float">
            <text:p>0.148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8" table:formula="of:=ABS([.$G$1]-[.B13])" office:value-type="float" office:value="0.0672" calcext:value-type="float">
            <text:p>0.067</text:p>
          </table:table-cell>
          <table:table-cell table:style-name="ce8" table:formula="of:=ABS([.$G$1]-[.C13])" office:value-type="float" office:value="0.0542" calcext:value-type="float">
            <text:p>0.054</text:p>
          </table:table-cell>
          <table:table-cell table:style-name="ce8" table:formula="of:=ABS([.$G$1]-[.D13])" office:value-type="float" office:value="0.0866" calcext:value-type="float">
            <text:p>0.087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8" table:formula="of:=ABS([.$G$1]-[.B37])" office:value-type="float" office:value="0.0151" calcext:value-type="float">
            <text:p>0.015</text:p>
          </table:table-cell>
          <table:table-cell table:style-name="ce8" table:formula="of:=ABS([.$G$1]-[.C37])" office:value-type="float" office:value="0.0415" calcext:value-type="float">
            <text:p>0.042</text:p>
          </table:table-cell>
          <table:table-cell table:style-name="ce8" table:formula="of:=ABS([.$G$1]-[.D37])" office:value-type="float" office:value="0.1475" calcext:value-type="float">
            <text:p>0.148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" office:value-type="float" office:value="30" calcext:value-type="float">
            <text:p>30</text:p>
          </table:table-cell>
          <table:table-cell table:style-name="ce5" table:formula="of:=[.$G$1]-[.B14]" office:value-type="float" office:value="0.0412" calcext:value-type="float">
            <text:p>0.041</text:p>
          </table:table-cell>
          <table:table-cell table:style-name="ce5" table:formula="of:=[.$G$1]-[.C14]" office:value-type="float" office:value="0.0324" calcext:value-type="float">
            <text:p>0.032</text:p>
          </table:table-cell>
          <table:table-cell table:style-name="ce5" table:formula="of:=[.$G$1]-[.D14]" office:value-type="float" office:value="0.0661000000000001" calcext:value-type="float">
            <text:p>0.066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5" table:formula="of:=[.$G$1]-[.B38]" office:value-type="float" office:value="0.00900000000000001" calcext:value-type="float">
            <text:p>0.009</text:p>
          </table:table-cell>
          <table:table-cell table:style-name="ce5" table:formula="of:=[.$G$1]-[.C38]" office:value-type="float" office:value="0.023" calcext:value-type="float">
            <text:p>0.023</text:p>
          </table:table-cell>
          <table:table-cell table:style-name="ce5" table:formula="of:=[.$G$1]-[.D38]" office:value-type="float" office:value="0.1236" calcext:value-type="float">
            <text:p>0.124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8" table:formula="of:=ABS([.$G$1]-[.B14])" office:value-type="float" office:value="0.0412" calcext:value-type="float">
            <text:p>0.041</text:p>
          </table:table-cell>
          <table:table-cell table:style-name="ce8" table:formula="of:=ABS([.$G$1]-[.C14])" office:value-type="float" office:value="0.0324" calcext:value-type="float">
            <text:p>0.032</text:p>
          </table:table-cell>
          <table:table-cell table:style-name="ce8" table:formula="of:=ABS([.$G$1]-[.D14])" office:value-type="float" office:value="0.0661000000000001" calcext:value-type="float">
            <text:p>0.066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8" table:formula="of:=ABS([.$G$1]-[.B38])" office:value-type="float" office:value="0.00900000000000001" calcext:value-type="float">
            <text:p>0.009</text:p>
          </table:table-cell>
          <table:table-cell table:style-name="ce8" table:formula="of:=ABS([.$G$1]-[.C38])" office:value-type="float" office:value="0.023" calcext:value-type="float">
            <text:p>0.023</text:p>
          </table:table-cell>
          <table:table-cell table:style-name="ce8" table:formula="of:=ABS([.$G$1]-[.D38])" office:value-type="float" office:value="0.1236" calcext:value-type="float">
            <text:p>0.1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c</text:p>
          </table:table-cell>
          <table:table-cell table:number-columns-repeated="6"/>
          <table:table-cell table:style-name="ce2" office:value-type="float" office:value="60" calcext:value-type="float">
            <text:p>60</text:p>
          </table:table-cell>
          <table:table-cell table:style-name="ce5" table:formula="of:=[.$G$1]-[.B15]" office:value-type="float" office:value="0.0221" calcext:value-type="float">
            <text:p>0.022</text:p>
          </table:table-cell>
          <table:table-cell table:style-name="ce5" table:formula="of:=[.$G$1]-[.C15]" office:value-type="float" office:value="0.0187000000000001" calcext:value-type="float">
            <text:p>0.019</text:p>
          </table:table-cell>
          <table:table-cell table:style-name="ce5" table:formula="of:=[.$G$1]-[.D15]" office:value-type="float" office:value="0.0439000000000001" calcext:value-type="float">
            <text:p>0.044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5" table:formula="of:=[.$G$1]-[.B39]" office:value-type="float" office:value="0.00519999999999998" calcext:value-type="float">
            <text:p>0.005</text:p>
          </table:table-cell>
          <table:table-cell table:style-name="ce5" table:formula="of:=[.$G$1]-[.C39]" office:value-type="float" office:value="0.0108" calcext:value-type="float">
            <text:p>0.011</text:p>
          </table:table-cell>
          <table:table-cell table:style-name="ce5" table:formula="of:=[.$G$1]-[.D39]" office:value-type="float" office:value="0.0521" calcext:value-type="float">
            <text:p>0.052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8" table:formula="of:=ABS([.$G$1]-[.B15])" office:value-type="float" office:value="0.0221" calcext:value-type="float">
            <text:p>0.022</text:p>
          </table:table-cell>
          <table:table-cell table:style-name="ce8" table:formula="of:=ABS([.$G$1]-[.C15])" office:value-type="float" office:value="0.0187000000000001" calcext:value-type="float">
            <text:p>0.019</text:p>
          </table:table-cell>
          <table:table-cell table:style-name="ce8" table:formula="of:=ABS([.$G$1]-[.D15])" office:value-type="float" office:value="0.0439000000000001" calcext:value-type="float">
            <text:p>0.044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8" table:formula="of:=ABS([.$G$1]-[.B39])" office:value-type="float" office:value="0.00519999999999998" calcext:value-type="float">
            <text:p>0.005</text:p>
          </table:table-cell>
          <table:table-cell table:style-name="ce8" table:formula="of:=ABS([.$G$1]-[.C39])" office:value-type="float" office:value="0.0108" calcext:value-type="float">
            <text:p>0.011</text:p>
          </table:table-cell>
          <table:table-cell table:style-name="ce8" table:formula="of:=ABS([.$G$1]-[.D39])" office:value-type="float" office:value="0.0521" calcext:value-type="float">
            <text:p>0.052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office:value-type="float" office:value="90" calcext:value-type="float">
            <text:p>90</text:p>
          </table:table-cell>
          <table:table-cell table:style-name="ce5" table:formula="of:=[.$G$1]-[.B16]" office:value-type="float" office:value="0.0154" calcext:value-type="float">
            <text:p>0.015</text:p>
          </table:table-cell>
          <table:table-cell table:style-name="ce5" table:formula="of:=[.$G$1]-[.C16]" office:value-type="float" office:value="0.0122" calcext:value-type="float">
            <text:p>0.012</text:p>
          </table:table-cell>
          <table:table-cell table:style-name="ce5" table:formula="of:=[.$G$1]-[.D16]" office:value-type="float" office:value="0.0258" calcext:value-type="float">
            <text:p>0.026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5" table:formula="of:=[.$G$1]-[.B40]" office:value-type="float" office:value="0.00480000000000003" calcext:value-type="float">
            <text:p>0.005</text:p>
          </table:table-cell>
          <table:table-cell table:style-name="ce5" table:formula="of:=[.$G$1]-[.C40]" office:value-type="float" office:value="0.00590000000000002" calcext:value-type="float">
            <text:p>0.006</text:p>
          </table:table-cell>
          <table:table-cell table:style-name="ce5" table:formula="of:=[.$G$1]-[.D40]" office:value-type="float" office:value="0.0244" calcext:value-type="float">
            <text:p>0.024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8" table:formula="of:=ABS([.$G$1]-[.B16])" office:value-type="float" office:value="0.0154" calcext:value-type="float">
            <text:p>0.015</text:p>
          </table:table-cell>
          <table:table-cell table:style-name="ce8" table:formula="of:=ABS([.$G$1]-[.C16])" office:value-type="float" office:value="0.0122" calcext:value-type="float">
            <text:p>0.012</text:p>
          </table:table-cell>
          <table:table-cell table:style-name="ce8" table:formula="of:=ABS([.$G$1]-[.D16])" office:value-type="float" office:value="0.0258" calcext:value-type="float">
            <text:p>0.026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8" table:formula="of:=ABS([.$G$1]-[.B40])" office:value-type="float" office:value="0.00480000000000003" calcext:value-type="float">
            <text:p>0.005</text:p>
          </table:table-cell>
          <table:table-cell table:style-name="ce8" table:formula="of:=ABS([.$G$1]-[.C40])" office:value-type="float" office:value="0.00590000000000002" calcext:value-type="float">
            <text:p>0.006</text:p>
          </table:table-cell>
          <table:table-cell table:style-name="ce8" table:formula="of:=ABS([.$G$1]-[.D40])" office:value-type="float" office:value="0.0244" calcext:value-type="float">
            <text:p>0.024</text:p>
          </table:table-cell>
          <table:table-cell table:number-columns-repeated="6"/>
          <table:table-cell table:style-name="ce3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856" calcext:value-type="float">
            <text:p>0.856</text:p>
          </table:table-cell>
          <table:table-cell office:value-type="float" office:value="0.891" calcext:value-type="float">
            <text:p>0.891</text:p>
          </table:table-cell>
          <table:table-cell table:number-columns-repeated="3"/>
          <table:table-cell table:style-name="ce2" office:value-type="float" office:value="200" calcext:value-type="float">
            <text:p>200</text:p>
          </table:table-cell>
          <table:table-cell table:style-name="ce5" table:formula="of:=[.$G$1]-[.B17]" office:value-type="float" office:value="0.00740000000000007" calcext:value-type="float">
            <text:p>0.007</text:p>
          </table:table-cell>
          <table:table-cell table:style-name="ce5" table:formula="of:=[.$G$1]-[.C17]" office:value-type="float" office:value="0.00790000000000002" calcext:value-type="float">
            <text:p>0.008</text:p>
          </table:table-cell>
          <table:table-cell table:style-name="ce5" table:formula="of:=[.$G$1]-[.D17]" office:value-type="float" office:value="0.00819999999999999" calcext:value-type="float">
            <text:p>0.008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5" table:formula="of:=[.$G$1]-[.B41]" office:value-type="float" office:value="0.000199999999999978" calcext:value-type="float">
            <text:p>0.000</text:p>
          </table:table-cell>
          <table:table-cell table:style-name="ce5" table:formula="of:=[.$G$1]-[.C41]" office:value-type="float" office:value="0.00509999999999999" calcext:value-type="float">
            <text:p>0.005</text:p>
          </table:table-cell>
          <table:table-cell table:style-name="ce5" table:formula="of:=[.$G$1]-[.D41]" office:value-type="float" office:value="0.0091" calcext:value-type="float">
            <text:p>0.009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8" table:formula="of:=ABS([.$G$1]-[.B17])" office:value-type="float" office:value="0.00740000000000007" calcext:value-type="float">
            <text:p>0.007</text:p>
          </table:table-cell>
          <table:table-cell table:style-name="ce8" table:formula="of:=ABS([.$G$1]-[.C17])" office:value-type="float" office:value="0.00790000000000002" calcext:value-type="float">
            <text:p>0.008</text:p>
          </table:table-cell>
          <table:table-cell table:style-name="ce8" table:formula="of:=ABS([.$G$1]-[.D17])" office:value-type="float" office:value="0.00819999999999999" calcext:value-type="float">
            <text:p>0.008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8" table:formula="of:=ABS([.$G$1]-[.B41])" office:value-type="float" office:value="0.000199999999999978" calcext:value-type="float">
            <text:p>0.000</text:p>
          </table:table-cell>
          <table:table-cell table:style-name="ce8" table:formula="of:=ABS([.$G$1]-[.C41])" office:value-type="float" office:value="0.00509999999999999" calcext:value-type="float">
            <text:p>0.005</text:p>
          </table:table-cell>
          <table:table-cell table:style-name="ce8" table:formula="of:=ABS([.$G$1]-[.D41])" office:value-type="float" office:value="0.0091" calcext:value-type="float">
            <text:p>0.009</text:p>
          </table:table-cell>
          <table:table-cell table:number-columns-repeated="5"/>
          <table:table-cell table:style-name="ce10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86" calcext:value-type="float">
            <text:p>0.9086</text:p>
          </table:table-cell>
          <table:table-cell table:number-columns-repeated="3"/>
          <table:table-cell office:value-type="string" calcext:value-type="string">
            <text:p>Min:</text:p>
          </table:table-cell>
          <table:table-cell table:style-name="ce6" table:formula="of:=-[.$AH$5]" office:value-type="float" office:value="-0.1475" calcext:value-type="float">
            <text:p>-0.148</text:p>
          </table:table-cell>
          <table:table-cell table:style-name="ce6" table:number-columns-repeated="2"/>
          <table:table-cell/>
          <table:table-cell table:style-name="ce1" office:value-type="string" calcext:value-type="string">
            <text:p>Min:</text:p>
          </table:table-cell>
          <table:table-cell table:style-name="ce6" table:formula="of:=-[.$AH$5]" office:value-type="float" office:value="-0.1475" calcext:value-type="float">
            <text:p>-0.148</text:p>
          </table:table-cell>
          <table:table-cell table:style-name="ce6" table:number-columns-repeated="2"/>
          <table:table-cell/>
          <table:table-cell table:style-name="ce1" office:value-type="string" calcext:value-type="string">
            <text:p>Min:</text:p>
          </table:table-cell>
          <table:table-cell table:style-name="ce9" table:formula="of:=-[.$AH$5]" office:value-type="float" office:value="-0.1475" calcext:value-type="float">
            <text:p>-0.148</text:p>
          </table:table-cell>
          <table:table-cell table:style-name="ce9" table:number-columns-repeated="2"/>
          <table:table-cell/>
          <table:table-cell table:style-name="ce1" office:value-type="string" calcext:value-type="string">
            <text:p>Min:</text:p>
          </table:table-cell>
          <table:table-cell table:style-name="ce9" table:formula="of:=-[.$AH$5]" office:value-type="float" office:value="-0.1475" calcext:value-type="float">
            <text:p>-0.148</text:p>
          </table:table-cell>
          <table:table-cell table:style-name="ce9" table:number-columns-repeated="2"/>
          <table:table-cell table:number-columns-repeated="5"/>
          <table:table-cell table:style-name="ce10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201" calcext:value-type="float">
            <text:p>0.9201</text:p>
          </table:table-cell>
          <table:table-cell office:value-type="float" office:value="0.9233" calcext:value-type="float">
            <text:p>0.9233</text:p>
          </table:table-cell>
          <table:table-cell table:number-columns-repeated="3"/>
          <table:table-cell office:value-type="string" calcext:value-type="string">
            <text:p>Max:</text:p>
          </table:table-cell>
          <table:table-cell table:style-name="ce6" table:formula="of:=[.$AH$5]" office:value-type="float" office:value="0.1475" calcext:value-type="float">
            <text:p>0.148</text:p>
          </table:table-cell>
          <table:table-cell table:style-name="ce6" table:number-columns-repeated="2"/>
          <table:table-cell/>
          <table:table-cell table:style-name="ce1" office:value-type="string" calcext:value-type="string">
            <text:p>Max:</text:p>
          </table:table-cell>
          <table:table-cell table:style-name="ce6" table:formula="of:=[.$AH$5]" office:value-type="float" office:value="0.1475" calcext:value-type="float">
            <text:p>0.148</text:p>
          </table:table-cell>
          <table:table-cell table:style-name="ce6" table:number-columns-repeated="2"/>
          <table:table-cell/>
          <table:table-cell table:style-name="ce1" office:value-type="string" calcext:value-type="string">
            <text:p>Max:</text:p>
          </table:table-cell>
          <table:table-cell table:style-name="ce9" table:formula="of:=[.$AH$5]" office:value-type="float" office:value="0.1475" calcext:value-type="float">
            <text:p>0.148</text:p>
          </table:table-cell>
          <table:table-cell table:style-name="ce9" table:number-columns-repeated="2"/>
          <table:table-cell/>
          <table:table-cell table:style-name="ce1" office:value-type="string" calcext:value-type="string">
            <text:p>Max:</text:p>
          </table:table-cell>
          <table:table-cell table:style-name="ce9" table:formula="of:=[.$AH$5]" office:value-type="float" office:value="0.1475" calcext:value-type="float">
            <text:p>0.148</text:p>
          </table:table-cell>
          <table:table-cell table:style-name="ce9" table:number-columns-repeated="2"/>
          <table:table-cell table:number-columns-repeated="5"/>
          <table:table-cell table:style-name="ce10"/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932" calcext:value-type="float">
            <text:p>0.932</text:p>
          </table:table-cell>
          <table:table-cell office:value-type="float" office:value="0.9375" calcext:value-type="float">
            <text:p>0.9375</text:p>
          </table:table-cell>
          <table:table-cell table:number-columns-repeated="8"/>
          <table:table-cell table:style-name="ce1"/>
          <table:table-cell table:style-name="ce3" table:number-columns-repeated="3"/>
          <table:table-cell/>
          <table:table-cell table:style-name="ce1"/>
          <table:table-cell table:style-name="ce3" table:number-columns-repeated="3"/>
          <table:table-cell/>
          <table:table-cell table:style-name="ce1"/>
          <table:table-cell table:style-name="ce3" table:number-columns-repeated="3"/>
          <table:table-cell table:number-columns-repeated="5"/>
          <table:table-cell table:style-name="ce10"/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402" calcext:value-type="float">
            <text:p>0.9402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435" calcext:value-type="float">
            <text:p>0.9435</text:p>
          </table:table-cell>
          <table:table-cell table:number-columns-repeated="8"/>
          <table:table-cell table:style-name="ce1"/>
          <table:table-cell table:style-name="ce3" table:number-columns-repeated="3"/>
          <table:table-cell/>
          <table:table-cell table:style-name="ce1"/>
          <table:table-cell table:style-name="ce3" table:number-columns-repeated="3"/>
          <table:table-cell/>
          <table:table-cell table:style-name="ce1"/>
          <table:table-cell table:style-name="ce3" table:number-columns-repeated="3"/>
          <table:table-cell table:number-columns-repeated="5"/>
          <table:table-cell table:style-name="ce3"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 table:number-columns-spanned="3" table:number-rows-spanned="1">
            <text:p>Percentile</text:p>
          </table:table-cell>
          <table:covered-table-cell table:number-columns-repeated="2"/>
          <table:table-cell/>
          <table:table-cell table:style-name="ce1"/>
          <table:table-cell table:style-name="ce4" office:value-type="string" calcext:value-type="string" table:number-columns-spanned="3" table:number-rows-spanned="1">
            <text:p>BEL</text:p>
          </table:table-cell>
          <table:covered-table-cell table:number-columns-repeated="2" table:style-name="ce3"/>
          <table:table-cell/>
          <table:table-cell table:style-name="ce1"/>
          <table:table-cell table:style-name="ce4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3"/>
          <table:table-cell/>
          <table:table-cell table:style-name="ce1"/>
          <table:table-cell table:style-name="ce4" office:value-type="string" calcext:value-type="string" table:number-columns-spanned="3" table:number-rows-spanned="1">
            <text:p>BEL</text:p>
          </table:table-cell>
          <table:covered-table-cell table:number-columns-repeated="2" table:style-name="ce3"/>
          <table:table-cell table:number-columns-repeated="5"/>
          <table:table-cell table:style-name="ce17" office:value-type="float" office:value="16" calcext:value-type="float">
            <text:p>16</text:p>
          </table:table-cell>
          <table:table-cell table:style-name="ce18" table:formula="of:=IF([.AG11]=[.S6];[.$AC$4];IF([.AG11]=[.S17];[.$AC$5];IF([.AG11]=[.S28];[.$AC$6];IF([.AG11]=[.X6];[.$AD$4];IF([.AG11]=[.X17];[.$AD$5];IF([.AG11]=[.X28];[.$AD$6]))))))" office:value-type="string" office:string-value="Stud." calcext:value-type="string">
            <text:p>Stud.</text:p>
          </table:table-cell>
          <table:table-cell table:style-name="ce18" table:formula="of:=IF([.AH11]=[.T6];[.$AC$4];IF([.AH11]=[.T17];[.$AC$5];IF([.AH11]=[.T28];[.$AC$6];IF([.AH11]=[.Y6];[.$AD$4];IF([.AH11]=[.Y17];[.$AD$5];IF([.AH11]=[.Y28];[.$AD$6]))))))" office:value-type="string" office:string-value="BEL" calcext:value-type="string">
            <text:p>BEL</text:p>
          </table:table-cell>
          <table:table-cell table:style-name="ce18" table:formula="of:=IF([.AI11]=[.U6];[.$AC$4];IF([.AI11]=[.U17];[.$AC$5];IF([.AI11]=[.U28];[.$AC$6];IF([.AI11]=[.Z6];[.$AD$4];IF([.AI11]=[.Z17];[.$AD$5];IF([.AI11]=[.Z28];[.$AD$6]))))))" office:value-type="string" office:string-value="BCA" calcext:value-type="string">
            <text:p>BCA</text:p>
          </table:table-cell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17" office:value-type="float" office:value="30" calcext:value-type="float">
            <text:p>30</text:p>
          </table:table-cell>
          <table:table-cell table:style-name="ce18" table:formula="of:=IF([.AG12]=[.S7];[.$AC$4];IF([.AG12]=[.S18];[.$AC$5];IF([.AG12]=[.S29];[.$AC$6];IF([.AG12]=[.X7];[.$AD$4];IF([.AG12]=[.X18];[.$AD$5];IF([.AG12]=[.X29];[.$AD$6]))))))" office:value-type="string" office:string-value="Stud." calcext:value-type="string">
            <text:p>Stud.</text:p>
          </table:table-cell>
          <table:table-cell table:style-name="ce18" table:formula="of:=IF([.AH12]=[.T7];[.$AC$4];IF([.AH12]=[.T18];[.$AC$5];IF([.AH12]=[.T29];[.$AC$6];IF([.AH12]=[.Y7];[.$AD$4];IF([.AH12]=[.Y18];[.$AD$5];IF([.AH12]=[.Y29];[.$AD$6]))))))" office:value-type="string" office:string-value="BEL" calcext:value-type="string">
            <text:p>BEL</text:p>
          </table:table-cell>
          <table:table-cell table:style-name="ce18" table:formula="of:=IF([.AI12]=[.U7];[.$AC$4];IF([.AI12]=[.U18];[.$AC$5];IF([.AI12]=[.U29];[.$AC$6];IF([.AI12]=[.Z7];[.$AD$4];IF([.AI12]=[.Z18];[.$AD$5];IF([.AI12]=[.Z29];[.$AD$6]))))))" office:value-type="string" office:string-value="BEL" calcext:value-type="string">
            <text:p>BEL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office:value-type="float" office:value="16" calcext:value-type="float">
            <text:p>16</text:p>
          </table:table-cell>
          <table:table-cell table:style-name="ce5" table:formula="of:=[.$G$1]-[.B21]" office:value-type="float" office:value="0.1143" calcext:value-type="float">
            <text:p>0.114</text:p>
          </table:table-cell>
          <table:table-cell table:style-name="ce5" table:formula="of:=[.$G$1]-[.C21]" office:value-type="float" office:value="0.0940000000000001" calcext:value-type="float">
            <text:p>0.094</text:p>
          </table:table-cell>
          <table:table-cell table:style-name="ce5" table:formula="of:=[.$G$1]-[.D21]" office:value-type="float" office:value="0.0590000000000001" calcext:value-type="float">
            <text:p>0.059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5" table:formula="of:=[.$G$1]-[.B45]" office:value-type="float" office:value="0.05063602790316" calcext:value-type="float">
            <text:p>0.051</text:p>
          </table:table-cell>
          <table:table-cell table:style-name="ce5" table:formula="of:=[.$G$1]-[.C45]" office:value-type="float" office:value="-0.0245948313622431" calcext:value-type="float">
            <text:p>-0.025</text:p>
          </table:table-cell>
          <table:table-cell table:style-name="ce5" table:formula="of:=[.$G$1]-[.D45]" office:value-type="float" office:value="-0.035384252710985" calcext:value-type="float">
            <text:p>-0.035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8" table:formula="of:=ABS([.$G$1]-[.B21])" office:value-type="float" office:value="0.1143" calcext:value-type="float">
            <text:p>0.114</text:p>
          </table:table-cell>
          <table:table-cell table:style-name="ce8" table:formula="of:=ABS([.$G$1]-[.C21])" office:value-type="float" office:value="0.0940000000000001" calcext:value-type="float">
            <text:p>0.094</text:p>
          </table:table-cell>
          <table:table-cell table:style-name="ce8" table:formula="of:=ABS([.$G$1]-[.D21])" office:value-type="float" office:value="0.0590000000000001" calcext:value-type="float">
            <text:p>0.059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8" table:formula="of:=ABS([.$G$1]-[.B45])" office:value-type="float" office:value="0.05063602790316" calcext:value-type="float">
            <text:p>0.051</text:p>
          </table:table-cell>
          <table:table-cell table:style-name="ce8" table:formula="of:=ABS([.$G$1]-[.C45])" office:value-type="float" office:value="0.0245948313622431" calcext:value-type="float">
            <text:p>0.025</text:p>
          </table:table-cell>
          <table:table-cell table:style-name="ce8" table:formula="of:=ABS([.$G$1]-[.D45])" office:value-type="float" office:value="0.035384252710985" calcext:value-type="float">
            <text:p>0.035</text:p>
          </table:table-cell>
          <table:table-cell table:number-columns-repeated="5"/>
          <table:table-cell table:style-name="ce17" office:value-type="float" office:value="60" calcext:value-type="float">
            <text:p>60</text:p>
          </table:table-cell>
          <table:table-cell table:style-name="ce18" table:formula="of:=IF([.AG13]=[.S8];[.$AC$4];IF([.AG13]=[.S19];[.$AC$5];IF([.AG13]=[.S30];[.$AC$6];IF([.AG13]=[.X8];[.$AD$4];IF([.AG13]=[.X19];[.$AD$5];IF([.AG13]=[.X30];[.$AD$6]))))))" office:value-type="string" office:string-value="Stud." calcext:value-type="string">
            <text:p>Stud.</text:p>
          </table:table-cell>
          <table:table-cell table:style-name="ce18" table:formula="of:=IF([.AH13]=[.T8];[.$AC$4];IF([.AH13]=[.T19];[.$AC$5];IF([.AH13]=[.T30];[.$AC$6];IF([.AH13]=[.Y8];[.$AD$4];IF([.AH13]=[.Y19];[.$AD$5];IF([.AH13]=[.Y30];[.$AD$6]))))))" office:value-type="string" office:string-value="BEL" calcext:value-type="string">
            <text:p>BEL</text:p>
          </table:table-cell>
          <table:table-cell table:style-name="ce18" table:formula="of:=IF([.AI13]=[.U8];[.$AC$4];IF([.AI13]=[.U19];[.$AC$5];IF([.AI13]=[.U30];[.$AC$6];IF([.AI13]=[.Z8];[.$AD$4];IF([.AI13]=[.Z19];[.$AD$5];IF([.AI13]=[.Z30];[.$AD$6]))))))" office:value-type="string" office:string-value="BEL" calcext:value-type="string">
            <text:p>B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96" calcext:value-type="float">
            <text:p>0.896</text:p>
          </table:table-cell>
          <table:table-cell office:value-type="float" office:value="0.9347" calcext:value-type="float">
            <text:p>0.9347</text:p>
          </table:table-cell>
          <table:table-cell table:number-columns-repeated="3"/>
          <table:table-cell table:style-name="ce2" office:value-type="float" office:value="30" calcext:value-type="float">
            <text:p>30</text:p>
          </table:table-cell>
          <table:table-cell table:style-name="ce5" table:formula="of:=[.$G$1]-[.B22]" office:value-type="float" office:value="0.0668" calcext:value-type="float">
            <text:p>0.067</text:p>
          </table:table-cell>
          <table:table-cell table:style-name="ce5" table:formula="of:=[.$G$1]-[.C22]" office:value-type="float" office:value="0.0540000000000001" calcext:value-type="float">
            <text:p>0.054</text:p>
          </table:table-cell>
          <table:table-cell table:style-name="ce5" table:formula="of:=[.$G$1]-[.D22]" office:value-type="float" office:value="0.0414" calcext:value-type="float">
            <text:p>0.041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5" table:formula="of:=[.$G$1]-[.B46]" office:value-type="float" office:value="-0.028661590863554" calcext:value-type="float">
            <text:p>-0.029</text:p>
          </table:table-cell>
          <table:table-cell table:style-name="ce5" table:formula="of:=[.$G$1]-[.C46]" office:value-type="float" office:value="-0.014637960067356" calcext:value-type="float">
            <text:p>-0.015</text:p>
          </table:table-cell>
          <table:table-cell table:style-name="ce5" table:formula="of:=[.$G$1]-[.D46]" office:value-type="float" office:value="-0.00568506707719396" calcext:value-type="float">
            <text:p>-0.006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8" table:formula="of:=ABS([.$G$1]-[.B22])" office:value-type="float" office:value="0.0668" calcext:value-type="float">
            <text:p>0.067</text:p>
          </table:table-cell>
          <table:table-cell table:style-name="ce8" table:formula="of:=ABS([.$G$1]-[.C22])" office:value-type="float" office:value="0.0540000000000001" calcext:value-type="float">
            <text:p>0.054</text:p>
          </table:table-cell>
          <table:table-cell table:style-name="ce8" table:formula="of:=ABS([.$G$1]-[.D22])" office:value-type="float" office:value="0.0414" calcext:value-type="float">
            <text:p>0.041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8" table:formula="of:=ABS([.$G$1]-[.B46])" office:value-type="float" office:value="0.028661590863554" calcext:value-type="float">
            <text:p>0.029</text:p>
          </table:table-cell>
          <table:table-cell table:style-name="ce8" table:formula="of:=ABS([.$G$1]-[.C46])" office:value-type="float" office:value="0.014637960067356" calcext:value-type="float">
            <text:p>0.015</text:p>
          </table:table-cell>
          <table:table-cell table:style-name="ce8" table:formula="of:=ABS([.$G$1]-[.D46])" office:value-type="float" office:value="0.00568506707719396" calcext:value-type="float">
            <text:p>0.006</text:p>
          </table:table-cell>
          <table:table-cell table:number-columns-repeated="5"/>
          <table:table-cell table:style-name="ce17" office:value-type="float" office:value="90" calcext:value-type="float">
            <text:p>90</text:p>
          </table:table-cell>
          <table:table-cell table:style-name="ce18" table:formula="of:=IF([.AG14]=[.S9];[.$AC$4];IF([.AG14]=[.S20];[.$AC$5];IF([.AG14]=[.S31];[.$AC$6];IF([.AG14]=[.X9];[.$AD$4];IF([.AG14]=[.X20];[.$AD$5];IF([.AG14]=[.X31];[.$AD$6]))))))" office:value-type="string" office:string-value="Stud." calcext:value-type="string">
            <text:p>Stud.</text:p>
          </table:table-cell>
          <table:table-cell table:style-name="ce18" table:formula="of:=IF([.AH14]=[.T9];[.$AC$4];IF([.AH14]=[.T20];[.$AC$5];IF([.AH14]=[.T31];[.$AC$6];IF([.AH14]=[.Y9];[.$AD$4];IF([.AH14]=[.Y20];[.$AD$5];IF([.AH14]=[.Y31];[.$AD$6]))))))" office:value-type="string" office:string-value="BEL" calcext:value-type="string">
            <text:p>BEL</text:p>
          </table:table-cell>
          <table:table-cell table:style-name="ce18" table:formula="of:=IF([.AI14]=[.U9];[.$AC$4];IF([.AI14]=[.U20];[.$AC$5];IF([.AI14]=[.U31];[.$AC$6];IF([.AI14]=[.Z9];[.$AD$4];IF([.AI14]=[.Z20];[.$AD$5];IF([.AI14]=[.Z31];[.$AD$6]))))))" office:value-type="string" office:string-value="BEL" calcext:value-type="string">
            <text:p>BE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917" calcext:value-type="float">
            <text:p>0.917</text:p>
          </table:table-cell>
          <table:table-cell office:value-type="float" office:value="0.9342" calcext:value-type="float">
            <text:p>0.9342</text:p>
          </table:table-cell>
          <table:table-cell table:number-columns-repeated="3"/>
          <table:table-cell table:style-name="ce2" office:value-type="float" office:value="60" calcext:value-type="float">
            <text:p>60</text:p>
          </table:table-cell>
          <table:table-cell table:style-name="ce5" table:formula="of:=[.$G$1]-[.B23]" office:value-type="float" office:value="0.0293" calcext:value-type="float">
            <text:p>0.029</text:p>
          </table:table-cell>
          <table:table-cell table:style-name="ce5" table:formula="of:=[.$G$1]-[.C23]" office:value-type="float" office:value="0.0299" calcext:value-type="float">
            <text:p>0.030</text:p>
          </table:table-cell>
          <table:table-cell table:style-name="ce5" table:formula="of:=[.$G$1]-[.D23]" office:value-type="float" office:value="0.0267000000000001" calcext:value-type="float">
            <text:p>0.027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5" table:formula="of:=[.$G$1]-[.B47]" office:value-type="float" office:value="-0.028989494747374" calcext:value-type="float">
            <text:p>-0.029</text:p>
          </table:table-cell>
          <table:table-cell table:style-name="ce5" table:formula="of:=[.$G$1]-[.C47]" office:value-type="float" office:value="0.0000100020004000223" calcext:value-type="float">
            <text:p>0.000</text:p>
          </table:table-cell>
          <table:table-cell table:style-name="ce5" table:formula="of:=[.$G$1]-[.D47]" office:value-type="float" office:value="0.00271581474442295" calcext:value-type="float">
            <text:p>0.003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8" table:formula="of:=ABS([.$G$1]-[.B23])" office:value-type="float" office:value="0.0293" calcext:value-type="float">
            <text:p>0.029</text:p>
          </table:table-cell>
          <table:table-cell table:style-name="ce8" table:formula="of:=ABS([.$G$1]-[.C23])" office:value-type="float" office:value="0.0299" calcext:value-type="float">
            <text:p>0.030</text:p>
          </table:table-cell>
          <table:table-cell table:style-name="ce8" table:formula="of:=ABS([.$G$1]-[.D23])" office:value-type="float" office:value="0.0267000000000001" calcext:value-type="float">
            <text:p>0.027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8" table:formula="of:=ABS([.$G$1]-[.B47])" office:value-type="float" office:value="0.028989494747374" calcext:value-type="float">
            <text:p>0.029</text:p>
          </table:table-cell>
          <table:table-cell table:style-name="ce8" table:formula="of:=ABS([.$G$1]-[.C47])" office:value-type="float" office:value="0.0000100020004000223" calcext:value-type="float">
            <text:p>0.000</text:p>
          </table:table-cell>
          <table:table-cell table:style-name="ce8" table:formula="of:=ABS([.$G$1]-[.D47])" office:value-type="float" office:value="0.00271581474442295" calcext:value-type="float">
            <text:p>0.003</text:p>
          </table:table-cell>
          <table:table-cell table:number-columns-repeated="5"/>
          <table:table-cell table:style-name="ce17" office:value-type="float" office:value="200" calcext:value-type="float">
            <text:p>200</text:p>
          </table:table-cell>
          <table:table-cell table:style-name="ce18" table:formula="of:=IF([.AG15]=[.S10];[.$AC$4];IF([.AG15]=[.S21];[.$AC$5];IF([.AG15]=[.S32];[.$AC$6];IF([.AG15]=[.X10];[.$AD$4];IF([.AG15]=[.X21];[.$AD$5];IF([.AG15]=[.X32];[.$AD$6]))))))" office:value-type="string" office:string-value="Stud." calcext:value-type="string">
            <text:p>Stud.</text:p>
          </table:table-cell>
          <table:table-cell table:style-name="ce18" table:formula="of:=IF([.AH15]=[.T10];[.$AC$4];IF([.AH15]=[.T21];[.$AC$5];IF([.AH15]=[.T32];[.$AC$6];IF([.AH15]=[.Y10];[.$AD$4];IF([.AH15]=[.Y21];[.$AD$5];IF([.AH15]=[.Y32];[.$AD$6]))))))" office:value-type="string" office:string-value="BEL" calcext:value-type="string">
            <text:p>BEL</text:p>
          </table:table-cell>
          <table:table-cell table:style-name="ce18" table:formula="of:=IF([.AI15]=[.U10];[.$AC$4];IF([.AI15]=[.U21];[.$AC$5];IF([.AI15]=[.U32];[.$AC$6];IF([.AI15]=[.Z10];[.$AD$4];IF([.AI15]=[.Z21];[.$AD$5];IF([.AI15]=[.Z32];[.$AD$6]))))))" office:value-type="string" office:string-value="Norm" calcext:value-type="string">
            <text:p>Nor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9395" calcext:value-type="float">
            <text:p>0.9395</text:p>
          </table:table-cell>
          <table:table-cell table:number-columns-repeated="3"/>
          <table:table-cell table:style-name="ce2" office:value-type="float" office:value="90" calcext:value-type="float">
            <text:p>90</text:p>
          </table:table-cell>
          <table:table-cell table:style-name="ce5" table:formula="of:=[.$G$1]-[.B24]" office:value-type="float" office:value="0.0213" calcext:value-type="float">
            <text:p>0.021</text:p>
          </table:table-cell>
          <table:table-cell table:style-name="ce5" table:formula="of:=[.$G$1]-[.C24]" office:value-type="float" office:value="0.018" calcext:value-type="float">
            <text:p>0.018</text:p>
          </table:table-cell>
          <table:table-cell table:style-name="ce5" table:formula="of:=[.$G$1]-[.D24]" office:value-type="float" office:value="0.0125000000000001" calcext:value-type="float">
            <text:p>0.013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5" table:formula="of:=[.$G$1]-[.B48]" office:value-type="float" office:value="-0.00859585958595899" calcext:value-type="float">
            <text:p>-0.009</text:p>
          </table:table-cell>
          <table:table-cell table:style-name="ce5" table:formula="of:=[.$G$1]-[.C48]" office:value-type="float" office:value="0.000800000000000023" calcext:value-type="float">
            <text:p>0.001</text:p>
          </table:table-cell>
          <table:table-cell table:style-name="ce5" table:formula="of:=[.$G$1]-[.D48]" office:value-type="float" office:value="0.000700000000000034" calcext:value-type="float">
            <text:p>0.001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8" table:formula="of:=ABS([.$G$1]-[.B24])" office:value-type="float" office:value="0.0213" calcext:value-type="float">
            <text:p>0.021</text:p>
          </table:table-cell>
          <table:table-cell table:style-name="ce8" table:formula="of:=ABS([.$G$1]-[.C24])" office:value-type="float" office:value="0.018" calcext:value-type="float">
            <text:p>0.018</text:p>
          </table:table-cell>
          <table:table-cell table:style-name="ce8" table:formula="of:=ABS([.$G$1]-[.D24])" office:value-type="float" office:value="0.0125000000000001" calcext:value-type="float">
            <text:p>0.013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8" table:formula="of:=ABS([.$G$1]-[.B48])" office:value-type="float" office:value="0.00859585958595899" calcext:value-type="float">
            <text:p>0.009</text:p>
          </table:table-cell>
          <table:table-cell table:style-name="ce8" table:formula="of:=ABS([.$G$1]-[.C48])" office:value-type="float" office:value="0.000800000000000023" calcext:value-type="float">
            <text:p>0.001</text:p>
          </table:table-cell>
          <table:table-cell table:style-name="ce8" table:formula="of:=ABS([.$G$1]-[.D48])" office:value-type="float" office:value="0.000700000000000034" calcext:value-type="float">
            <text:p>0.001</text:p>
          </table:table-cell>
          <table:table-cell table:number-columns-repeated="5"/>
          <table:table-cell table:style-name="ce10"/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945" calcext:value-type="float">
            <text:p>0.945</text:p>
          </table:table-cell>
          <table:table-cell table:number-columns-repeated="3"/>
          <table:table-cell table:style-name="ce2" office:value-type="float" office:value="200" calcext:value-type="float">
            <text:p>200</text:p>
          </table:table-cell>
          <table:table-cell table:style-name="ce5" table:formula="of:=[.$G$1]-[.B25]" office:value-type="float" office:value="0.00980000000000003" calcext:value-type="float">
            <text:p>0.010</text:p>
          </table:table-cell>
          <table:table-cell table:style-name="ce5" table:formula="of:=[.$G$1]-[.C25]" office:value-type="float" office:value="0.0117" calcext:value-type="float">
            <text:p>0.012</text:p>
          </table:table-cell>
          <table:table-cell table:style-name="ce5" table:formula="of:=[.$G$1]-[.D25]" office:value-type="float" office:value="0.00650000000000006" calcext:value-type="float">
            <text:p>0.00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5" table:formula="of:=[.$G$1]-[.B49]" office:value-type="float" office:value="-0.00559999999999994" calcext:value-type="float">
            <text:p>-0.006</text:p>
          </table:table-cell>
          <table:table-cell table:style-name="ce5" table:formula="of:=[.$G$1]-[.C49]" office:value-type="float" office:value="0.00270000000000004" calcext:value-type="float">
            <text:p>0.003</text:p>
          </table:table-cell>
          <table:table-cell table:style-name="ce5" table:formula="of:=[.$G$1]-[.D49]" office:value-type="float" office:value="0.00160000000000005" calcext:value-type="float">
            <text:p>0.002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8" table:formula="of:=ABS([.$G$1]-[.B25])" office:value-type="float" office:value="0.00980000000000003" calcext:value-type="float">
            <text:p>0.010</text:p>
          </table:table-cell>
          <table:table-cell table:style-name="ce8" table:formula="of:=ABS([.$G$1]-[.C25])" office:value-type="float" office:value="0.0117" calcext:value-type="float">
            <text:p>0.012</text:p>
          </table:table-cell>
          <table:table-cell table:style-name="ce8" table:formula="of:=ABS([.$G$1]-[.D25])" office:value-type="float" office:value="0.00650000000000006" calcext:value-type="float">
            <text:p>0.00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8" table:formula="of:=ABS([.$G$1]-[.B49])" office:value-type="float" office:value="0.00559999999999994" calcext:value-type="float">
            <text:p>0.006</text:p>
          </table:table-cell>
          <table:table-cell table:style-name="ce8" table:formula="of:=ABS([.$G$1]-[.C49])" office:value-type="float" office:value="0.00270000000000004" calcext:value-type="float">
            <text:p>0.003</text:p>
          </table:table-cell>
          <table:table-cell table:style-name="ce8" table:formula="of:=ABS([.$G$1]-[.D49])" office:value-type="float" office:value="0.00160000000000005" calcext:value-type="float">
            <text:p>0.002</text:p>
          </table:table-cell>
          <table:table-cell table:number-columns-repeated="5"/>
          <table:table-cell table:style-name="ce10"/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457" calcext:value-type="float">
            <text:p>0.9457</text:p>
          </table:table-cell>
          <table:table-cell table:number-columns-repeated="3"/>
          <table:table-cell office:value-type="string" calcext:value-type="string">
            <text:p>Min:</text:p>
          </table:table-cell>
          <table:table-cell table:style-name="ce6" table:formula="of:=-[.$AH$5]" office:value-type="float" office:value="-0.1475" calcext:value-type="float">
            <text:p>-0.148</text:p>
          </table:table-cell>
          <table:table-cell table:style-name="ce6" table:number-columns-repeated="2"/>
          <table:table-cell/>
          <table:table-cell table:style-name="ce1" office:value-type="string" calcext:value-type="string">
            <text:p>Min:</text:p>
          </table:table-cell>
          <table:table-cell table:style-name="ce6" table:formula="of:=-[.$AH$5]" office:value-type="float" office:value="-0.1475" calcext:value-type="float">
            <text:p>-0.148</text:p>
          </table:table-cell>
          <table:table-cell table:style-name="ce6" table:number-columns-repeated="2"/>
          <table:table-cell/>
          <table:table-cell table:style-name="ce1" office:value-type="string" calcext:value-type="string">
            <text:p>Min:</text:p>
          </table:table-cell>
          <table:table-cell table:style-name="ce9" table:formula="of:=-[.$AH$5]" office:value-type="float" office:value="-0.1475" calcext:value-type="float">
            <text:p>-0.148</text:p>
          </table:table-cell>
          <table:table-cell table:style-name="ce9" table:number-columns-repeated="2"/>
          <table:table-cell/>
          <table:table-cell table:style-name="ce1" office:value-type="string" calcext:value-type="string">
            <text:p>Min:</text:p>
          </table:table-cell>
          <table:table-cell table:style-name="ce9" table:formula="of:=-[.$AH$5]" office:value-type="float" office:value="-0.1475" calcext:value-type="float">
            <text:p>-0.148</text:p>
          </table:table-cell>
          <table:table-cell table:style-name="ce9" table:number-columns-repeated="2"/>
          <table:table-cell/>
          <table:table-cell table:style-name="ce10"/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Max:</text:p>
          </table:table-cell>
          <table:table-cell table:style-name="ce6" table:formula="of:=[.$AH$5]" office:value-type="float" office:value="0.1475" calcext:value-type="float">
            <text:p>0.148</text:p>
          </table:table-cell>
          <table:table-cell table:style-name="ce6" table:number-columns-repeated="2"/>
          <table:table-cell/>
          <table:table-cell table:style-name="ce1" office:value-type="string" calcext:value-type="string">
            <text:p>Max:</text:p>
          </table:table-cell>
          <table:table-cell table:style-name="ce6" table:formula="of:=[.$AH$5]" office:value-type="float" office:value="0.1475" calcext:value-type="float">
            <text:p>0.148</text:p>
          </table:table-cell>
          <table:table-cell table:style-name="ce6" table:number-columns-repeated="2"/>
          <table:table-cell/>
          <table:table-cell table:style-name="ce1" office:value-type="string" calcext:value-type="string">
            <text:p>Max:</text:p>
          </table:table-cell>
          <table:table-cell table:style-name="ce9" table:formula="of:=[.$AH$5]" office:value-type="float" office:value="0.1475" calcext:value-type="float">
            <text:p>0.148</text:p>
          </table:table-cell>
          <table:table-cell table:style-name="ce9" table:number-columns-repeated="2"/>
          <table:table-cell/>
          <table:table-cell table:style-name="ce1" office:value-type="string" calcext:value-type="string">
            <text:p>Max:</text:p>
          </table:table-cell>
          <table:table-cell table:style-name="ce9" table:formula="of:=[.$AH$5]" office:value-type="float" office:value="0.1475" calcext:value-type="float">
            <text:p>0.148</text:p>
          </table:table-cell>
          <table:table-cell table:style-name="ce9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udent</text:p>
          </table:table-cell>
          <table:table-cell table:number-columns-repeated="3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8025" calcext:value-type="float">
            <text:p>0.8025</text:p>
          </table:table-cell>
          <table:table-cell table:number-columns-repeated="3"/>
          <table:table-cell table:style-name="Default" table:number-columns-repeated="4"/>
          <table:table-cell table:number-columns-repeated="2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41" calcext:value-type="float">
            <text:p>0.941</text:p>
          </table:table-cell>
          <table:table-cell office:value-type="float" office:value="0.927" calcext:value-type="float">
            <text:p>0.927</text:p>
          </table:table-cell>
          <table:table-cell office:value-type="float" office:value="0.8264" calcext:value-type="float">
            <text:p>0.8264</text:p>
          </table:table-cell>
          <table:table-cell table:number-columns-repeated="3"/>
          <table:table-cell table:style-name="Default" table:number-columns-repeated="4"/>
          <table:table-cell table:number-columns-repeated="2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8979" calcext:value-type="float">
            <text:p>0.8979</text:p>
          </table:table-cell>
          <table:table-cell table:number-columns-repeated="3"/>
          <table:table-cell table:style-name="Default" table:number-columns-repeated="4"/>
          <table:table-cell table:number-columns-repeated="2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9256" calcext:value-type="float">
            <text:p>0.9256</text:p>
          </table:table-cell>
          <table:table-cell table:number-columns-repeated="3"/>
          <table:table-cell table:style-name="Default" table:number-columns-repeated="4"/>
          <table:table-cell table:number-columns-repeated="2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9409" calcext:value-type="float">
            <text:p>0.9409</text:p>
          </table:table-cell>
          <table:table-cell table:number-columns-repeated="3"/>
          <table:table-cell table:style-name="Default" table:number-columns-repeated="4"/>
          <table:table-cell table:number-columns-repeated="24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24"/>
        </table:table-row>
        <table:table-row table:style-name="ro1">
          <table:table-cell office:value-type="string" calcext:value-type="string">
            <text:p>BEL</text:p>
          </table:table-cell>
          <table:table-cell table:number-columns-repeated="6"/>
          <table:table-cell table:style-name="Default" table:number-columns-repeated="4"/>
          <table:table-cell table:number-columns-repeated="2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4"/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9936397209684" calcext:value-type="float">
            <text:p>0.89936397209684</text:p>
          </table:table-cell>
          <table:table-cell office:value-type="float" office:value="0.974594831362243" calcext:value-type="float">
            <text:p>0.974594831362243</text:p>
          </table:table-cell>
          <table:table-cell office:value-type="float" office:value="0.985384252710985" calcext:value-type="float">
            <text:p>0.985384252710985</text:p>
          </table:table-cell>
          <table:table-cell table:number-columns-repeated="3"/>
          <table:table-cell table:style-name="Default" table:number-columns-repeated="4"/>
          <table:table-cell table:number-columns-repeated="2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78661590863554" calcext:value-type="float">
            <text:p>0.978661590863554</text:p>
          </table:table-cell>
          <table:table-cell office:value-type="float" office:value="0.964637960067356" calcext:value-type="float">
            <text:p>0.964637960067356</text:p>
          </table:table-cell>
          <table:table-cell office:value-type="float" office:value="0.955685067077194" calcext:value-type="float">
            <text:p>0.955685067077194</text:p>
          </table:table-cell>
          <table:table-cell table:number-columns-repeated="3"/>
          <table:table-cell table:style-name="Default" table:number-columns-repeated="4"/>
          <table:table-cell table:number-columns-repeated="2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78989494747374" calcext:value-type="float">
            <text:p>0.978989494747374</text:p>
          </table:table-cell>
          <table:table-cell office:value-type="float" office:value="0.9499899979996" calcext:value-type="float">
            <text:p>0.9499899979996</text:p>
          </table:table-cell>
          <table:table-cell office:value-type="float" office:value="0.947284185255577" calcext:value-type="float">
            <text:p>0.947284185255577</text:p>
          </table:table-cell>
          <table:table-cell table:number-columns-repeated="3"/>
          <table:table-cell table:style-name="Default" table:number-columns-repeated="4"/>
          <table:table-cell table:number-columns-repeated="2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58595859585959" calcext:value-type="float">
            <text:p>0.958595859585959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9493" calcext:value-type="float">
            <text:p>0.9493</text:p>
          </table:table-cell>
          <table:table-cell table:number-columns-repeated="3"/>
          <table:table-cell table:style-name="Default" table:number-columns-repeated="4"/>
          <table:table-cell table:number-columns-repeated="2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556" calcext:value-type="float">
            <text:p>0.9556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9484" calcext:value-type="float">
            <text:p>0.9484</text:p>
          </table:table-cell>
          <table:table-cell table:number-columns-repeated="3"/>
          <table:table-cell table:style-name="Default" table:number-columns-repeated="4"/>
          <table:table-cell table:number-columns-repeated="24"/>
        </table:table-row>
        <table:table-row table:style-name="ro1" table:number-rows-repeated="38">
          <table:table-cell table:number-columns-repeated="7"/>
          <table:table-cell table:style-name="Default" table:number-columns-repeated="4"/>
          <table:table-cell table:number-columns-repeated="24"/>
        </table:table-row>
        <table:table-row table:style-name="ro1" table:number-rows-repeated="1048488">
          <table:table-cell table:number-columns-repeated="35"/>
        </table:table-row>
        <table:table-row table:style-name="ro1">
          <table:table-cell table:number-columns-repeated="35"/>
        </table:table-row>
        <calcext:conditional-formats>
          <calcext:conditional-format calcext:target-range-address="CP_mat_norm.AG26:CP_mat_norm.AI30">
            <calcext:condition calcext:apply-style-name="Untitled2" calcext:value="=&quot;BEL&quot;" calcext:base-cell-address="CP_mat_norm.AG26"/>
            <calcext:condition calcext:apply-style-name="Untitled3" calcext:value="=&quot;Stud.&quot;" calcext:base-cell-address="CP_mat_norm.AG26"/>
            <calcext:condition calcext:apply-style-name="Untitled4" calcext:value="=&quot;BCA&quot;" calcext:base-cell-address="CP_mat_norm.AG26"/>
            <calcext:condition calcext:apply-style-name="Untitled5" calcext:value="=&quot;Perc.&quot;" calcext:base-cell-address="CP_mat_norm.AG26"/>
            <calcext:condition calcext:apply-style-name="Untitled6" calcext:value="=&quot;Basic&quot;" calcext:base-cell-address="CP_mat_norm.AG26"/>
            <calcext:condition calcext:apply-style-name="Untitled7" calcext:value="=&quot;Norm&quot;" calcext:base-cell-address="CP_mat_norm.AG26"/>
          </calcext:conditional-format>
          <calcext:conditional-format calcext:target-range-address="CP_mat_norm.I6:CP_mat_norm.K12 CP_mat_norm.I17:CP_mat_norm.K23 CP_mat_norm.I28:CP_mat_norm.K34 CP_mat_norm.N6:CP_mat_norm.P12 CP_mat_norm.N17:CP_mat_norm.P23 CP_mat_norm.N28:CP_mat_norm.P34">
            <calcext:color-scale>
              <calcext:color-scale-entry calcext:value="0" calcext:type="minimum" calcext:color="#cc0000"/>
              <calcext:color-scale-entry calcext:value="0" calcext:type="number" calcext:color="#ffffff"/>
              <calcext:color-scale-entry calcext:value="0" calcext:type="maximum" calcext:color="#0000cc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00"/>
    </style:style>
    <style:style style:name="Untitled2" style:family="table-cell" style:parent-style-name="Default">
      <style:table-cell-properties fo:background-color="#ff6600"/>
    </style:style>
    <style:style style:name="Untitled3" style:family="table-cell" style:parent-style-name="Default">
      <style:table-cell-properties fo:background-color="#99ff99"/>
    </style:style>
    <style:style style:name="Untitled4" style:family="table-cell" style:parent-style-name="Default">
      <style:table-cell-properties fo:background-color="#ff33ff"/>
    </style:style>
    <style:style style:name="Untitled5" style:family="table-cell" style:parent-style-name="Default">
      <style:table-cell-properties fo:background-color="#9999ff"/>
    </style:style>
    <style:style style:name="Untitled6" style:family="table-cell" style:parent-style-name="Default">
      <style:table-cell-properties fo:background-color="#99ffff"/>
    </style:style>
    <style:style style:name="Untitled7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22:20:21.9610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dc:date>2016-12-02T22:21:54.589623000</dc:date>
    <meta:editing-duration>PT1H21M53S</meta:editing-duration>
    <meta:editing-cycles>26</meta:editing-cycles>
    <meta:document-statistic meta:table-count="1" meta:cell-count="543" meta:object-count="0"/>
  </office:meta>
</office:document-meta>
</file>